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fa0" officeooo:paragraph-rsid="00080f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 router (encapsuler dans index js APP/ avec le browser router)</text:p>
      <text:p text:style-name="P1">bootstrap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47:02.098079270</meta:creation-date>
    <dc:date>2019-05-28T10:14:05.598287551</dc:date>
    <meta:editing-duration>PT16M53S</meta:editing-duration>
    <meta:editing-cycles>1</meta:editing-cycles>
    <meta:document-statistic meta:table-count="0" meta:image-count="0" meta:object-count="0" meta:page-count="1" meta:paragraph-count="2" meta:word-count="12" meta:character-count="76" meta:non-whitespace-character-count="66"/>
    <meta:generator>LibreOffice/6.2.3.2$Linux_X86_64 LibreOffice_project/20$Build-2</meta:generator>
  </office:meta>
</office:document-meta>
</file>